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8" draw:id="id8" draw:layer="layout" svg:width="3.302cm" svg:height="1.016cm" svg:x="9.144cm" svg:y="0.508cm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302cm" svg:height="1.016cm" svg:x="6.604cm" svg:y="3.81cm"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02cm" svg:height="1.016cm" svg:x="1.27cm" svg:y="1.524cm">
          <text:p text:style-name="P1">Strength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302cm" svg:height="1.016cm" svg:x="1.245cm" svg:y="2.834cm">
          <text:p text:style-name="P1">Dexter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302cm" svg:height="1.016cm" svg:x="1.245cm" svg:y="4.098cm">
          <text:p text:style-name="P1">Constitu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302cm" svg:height="1.016cm" svg:x="1.245cm" svg:y="5.363cm">
          <text:p text:style-name="P1">Intellige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302cm" svg:height="1.016cm" svg:x="1.245cm" svg:y="6.628cm">
          <text:p text:style-name="P1">Wis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302cm" svg:height="1.016cm" svg:x="1.245cm" svg:y="7.874cm">
          <text:p text:style-name="P1">Charism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604cm" svg:y1="4.318cm" svg:x2="4.572cm" svg:y2="2.032cm" draw:start-shape="id1" draw:start-glue-point="3" draw:end-shape="id2" draw:end-glue-point="1" svg:d="M6604 4318h-1016v-2286h-1016" svg:viewBox="0 0 2033 2287">
          <text:p/>
        </draw:connector>
        <draw:connector draw:style-name="gr2" draw:text-style-name="P2" draw:layer="layout" svg:x1="6.604cm" svg:y1="4.318cm" svg:x2="4.547cm" svg:y2="3.342cm" draw:start-shape="id1" draw:start-glue-point="3" draw:end-shape="id3" draw:end-glue-point="1" svg:d="M6604 4318h-1028v-976h-1029" svg:viewBox="0 0 2058 977">
          <text:p/>
        </draw:connector>
        <draw:connector draw:style-name="gr2" draw:text-style-name="P2" draw:layer="layout" svg:x1="6.604cm" svg:y1="4.318cm" svg:x2="4.547cm" svg:y2="4.606cm" draw:start-shape="id1" draw:start-glue-point="3" draw:end-shape="id4" svg:d="M6604 4318h-1028v288h-1029" svg:viewBox="0 0 2058 289">
          <text:p/>
        </draw:connector>
        <draw:connector draw:style-name="gr2" draw:text-style-name="P2" draw:layer="layout" svg:x1="6.604cm" svg:y1="4.318cm" svg:x2="4.547cm" svg:y2="5.871cm" draw:start-shape="id1" draw:start-glue-point="3" draw:end-shape="id5" draw:end-glue-point="1" svg:d="M6604 4318h-1028v1553h-1029" svg:viewBox="0 0 2058 1554">
          <text:p/>
        </draw:connector>
        <draw:connector draw:style-name="gr2" draw:text-style-name="P2" draw:layer="layout" svg:x1="6.604cm" svg:y1="4.318cm" svg:x2="4.547cm" svg:y2="7.136cm" draw:start-shape="id1" draw:start-glue-point="3" draw:end-shape="id6" svg:d="M6604 4318h-1028v2818h-1029" svg:viewBox="0 0 2058 2819">
          <text:p/>
        </draw:connector>
        <draw:connector draw:style-name="gr2" draw:text-style-name="P2" draw:layer="layout" svg:x1="6.604cm" svg:y1="4.318cm" svg:x2="4.547cm" svg:y2="8.382cm" draw:start-shape="id1" draw:end-shape="id7" draw:end-glue-point="1" svg:d="M6604 4318h-1028v4064h-1029" svg:viewBox="0 0 2058 4065">
          <text:p/>
        </draw:connector>
        <draw:connector draw:style-name="gr2" draw:text-style-name="P2" draw:layer="layout" svg:x1="10.795cm" svg:y1="1.524cm" svg:x2="9.906cm" svg:y2="4.318cm" draw:start-shape="id8" draw:start-glue-point="2" draw:end-shape="id1" draw:end-glue-point="1" svg:d="M10795 1524v2794h-889" svg:viewBox="0 0 890 2795">
          <text:p/>
        </draw:connector>
        <draw:custom-shape draw:style-name="gr1" draw:text-style-name="P1" xml:id="id9" draw:id="id9" draw:layer="layout" svg:width="3.302cm" svg:height="1.016cm" svg:x="5.334cm" svg:y="10.922cm">
          <text:p text:style-name="P1">Skil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795cm" svg:y1="1.524cm" svg:x2="8.636cm" svg:y2="11.43cm" draw:start-shape="id8" draw:start-glue-point="2" draw:end-shape="id9" draw:end-glue-point="1" svg:d="M10795 1524v9906h-2159" svg:viewBox="0 0 2160 9907">
          <text:p/>
        </draw:connector>
        <draw:custom-shape draw:style-name="gr1" draw:text-style-name="P1" xml:id="id15" draw:id="id15" draw:layer="layout" svg:width="3.302cm" svg:height="1.016cm" svg:x="21.844cm" svg:y="11.43cm">
          <text:p text:style-name="P1">AC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302cm" svg:height="1.016cm" svg:x="12.192cm" svg:y="6.35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302cm" svg:height="1.016cm" svg:x="18.034cm" svg:y="6.35cm">
          <text:p text:style-name="P1">HP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302cm" svg:height="1.016cm" svg:x="18.034cm" svg:y="7.62cm">
          <text:p text:style-name="P1">Hit D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302cm" svg:height="1.016cm" svg:x="18.034cm" svg:y="8.89cm">
          <text:p text:style-name="P1">Damag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494cm" svg:y1="6.858cm" svg:x2="18.034cm" svg:y2="6.858cm" draw:start-shape="id10" draw:start-glue-point="1" draw:end-shape="id11" draw:end-glue-point="3" svg:d="M15494 6858h2540" svg:viewBox="0 0 2541 1">
          <text:p/>
        </draw:connector>
        <draw:connector draw:style-name="gr2" draw:text-style-name="P2" draw:layer="layout" svg:x1="15.494cm" svg:y1="6.858cm" svg:x2="18.034cm" svg:y2="8.128cm" draw:start-shape="id10" draw:start-glue-point="1" draw:end-shape="id12" draw:end-glue-point="3" svg:d="M15494 6858h1270v1270h1270" svg:viewBox="0 0 2541 1271">
          <text:p/>
        </draw:connector>
        <draw:connector draw:style-name="gr2" draw:text-style-name="P2" draw:layer="layout" svg:x1="15.494cm" svg:y1="6.858cm" svg:x2="18.034cm" svg:y2="9.398cm" draw:start-shape="id10" draw:start-glue-point="1" draw:end-shape="id13" svg:d="M15494 6858h1270v2540h1270" svg:viewBox="0 0 2541 2541">
          <text:p/>
        </draw:connector>
        <draw:custom-shape draw:style-name="gr1" draw:text-style-name="P1" xml:id="id22" draw:id="id22" draw:layer="layout" svg:width="3.302cm" svg:height="1.016cm" svg:x="23.114cm" svg:y="1.778cm"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3.302cm" svg:height="1.016cm" svg:x="23.114cm" svg:y="0.561cm">
          <text:p text:style-name="P1">R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3.302cm" svg:height="1.016cm" svg:x="23.114cm" svg:y="3.048cm">
          <text:p text:style-name="P1">X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192cm" svg:y1="6.858cm" svg:x2="10.795cm" svg:y2="1.524cm" draw:start-shape="id10" draw:start-glue-point="3" draw:end-shape="id8" draw:end-glue-point="2" svg:d="M12192 6858h-1397v-5334" svg:viewBox="0 0 1398 5335">
          <text:p/>
        </draw:connector>
        <draw:connector draw:style-name="gr2" draw:text-style-name="P2" draw:layer="layout" svg:x1="17.526cm" svg:y1="11.938cm" svg:x2="21.844cm" svg:y2="11.938cm" draw:start-shape="id14" draw:end-shape="id15" svg:d="M17526 11938h4318" svg:viewBox="0 0 4319 1">
          <text:p/>
        </draw:connector>
        <draw:custom-shape draw:style-name="gr1" draw:text-style-name="P1" xml:id="id16" draw:id="id16" draw:layer="layout" svg:width="3.302cm" svg:height="1.016cm" svg:x="5.334cm" svg:y="14.986cm">
          <text:p text:style-name="P1">Equip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302cm" svg:height="1.016cm" svg:x="9.144cm" svg:y="18.542cm">
          <text:p text:style-name="P1">Magi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95cm" svg:y1="1.524cm" svg:x2="8.636cm" svg:y2="15.494cm" draw:start-shape="id8" draw:start-glue-point="2" draw:end-shape="id16" draw:end-glue-point="1" svg:d="M10795 1524v13970h-2159" svg:viewBox="0 0 2160 13971">
          <text:p/>
        </draw:connector>
        <draw:connector draw:style-name="gr2" draw:text-style-name="P2" draw:layer="layout" svg:x1="10.795cm" svg:y1="1.524cm" svg:x2="10.795cm" svg:y2="18.542cm" draw:start-shape="id8" draw:start-glue-point="2" draw:end-shape="id17" svg:d="M10795 1524v17018" svg:viewBox="0 0 1 17019">
          <text:p/>
        </draw:connector>
        <draw:custom-shape draw:style-name="gr1" draw:text-style-name="P1" xml:id="id14" draw:id="id14" draw:layer="layout" svg:width="3.302cm" svg:height="1.016cm" svg:x="14.224cm" svg:y="11.43cm">
          <text:p text:style-name="P1">Comba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302cm" svg:height="1.016cm" svg:x="21.844cm" svg:y="12.7cm">
          <text:p text:style-name="P1">Melee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3.302cm" svg:height="1.016cm" svg:x="21.844cm" svg:y="13.97cm">
          <text:p text:style-name="P1">Rang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526cm" svg:y1="11.938cm" svg:x2="21.844cm" svg:y2="13.208cm" draw:start-shape="id14" draw:start-glue-point="1" draw:end-shape="id18" draw:end-glue-point="3" svg:d="M17526 11938h2159v1270h2159" svg:viewBox="0 0 4319 1271">
          <text:p/>
        </draw:connector>
        <draw:connector draw:style-name="gr2" draw:text-style-name="P2" draw:layer="layout" svg:x1="17.526cm" svg:y1="11.938cm" svg:x2="21.844cm" svg:y2="14.478cm" draw:start-shape="id14" draw:start-glue-point="1" draw:end-shape="id19" draw:end-glue-point="3" svg:d="M17526 11938h2159v2540h2159" svg:viewBox="0 0 4319 2541">
          <text:p/>
        </draw:connector>
        <draw:connector draw:style-name="gr2" draw:text-style-name="P2" draw:layer="layout" svg:x1="10.795cm" svg:y1="1.524cm" svg:x2="14.224cm" svg:y2="11.938cm" draw:start-shape="id8" draw:start-glue-point="2" draw:end-shape="id14" draw:end-glue-point="3" svg:d="M10795 1524v10414h3429" svg:viewBox="0 0 3430 10415">
          <text:p/>
        </draw:connector>
        <draw:custom-shape draw:style-name="gr1" draw:text-style-name="P1" xml:id="id20" draw:id="id20" draw:layer="layout" svg:width="3.302cm" svg:height="1.016cm" svg:x="16.256cm" svg:y="1.831cm">
          <text:p text:style-name="P1">Stat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558cm" svg:y1="2.339cm" svg:x2="23.114cm" svg:y2="1.069cm" draw:start-shape="id20" draw:start-glue-point="1" draw:end-shape="id21" draw:end-glue-point="3" svg:d="M19558 2339h1778v-1270h1778" svg:viewBox="0 0 3557 1271">
          <text:p/>
        </draw:connector>
        <draw:connector draw:style-name="gr2" draw:text-style-name="P2" draw:layer="layout" svg:x1="19.558cm" svg:y1="2.339cm" svg:x2="23.114cm" svg:y2="2.286cm" draw:start-shape="id20" draw:start-glue-point="1" draw:end-shape="id22" draw:end-glue-point="3" svg:d="M19558 2339h1778v-53h1778" svg:viewBox="0 0 3557 54">
          <text:p/>
        </draw:connector>
        <draw:connector draw:style-name="gr2" draw:text-style-name="P2" draw:layer="layout" svg:x1="19.558cm" svg:y1="2.339cm" svg:x2="23.114cm" svg:y2="3.556cm" draw:start-shape="id20" draw:start-glue-point="1" draw:end-shape="id23" draw:end-glue-point="3" svg:d="M19558 2339h1778v1217h1778" svg:viewBox="0 0 3557 1218">
          <text:p/>
        </draw:connector>
        <draw:connector draw:style-name="gr2" draw:text-style-name="P2" draw:layer="layout" svg:x1="16.256cm" svg:y1="2.339cm" svg:x2="10.795cm" svg:y2="1.524cm" draw:start-shape="id20" draw:start-glue-point="3" draw:end-shape="id8" draw:end-glue-point="2" svg:d="M16256 2339h-5461v-815" svg:viewBox="0 0 5462 816">
          <text:p/>
        </draw:connector>
        <draw:custom-shape draw:style-name="gr1" draw:text-style-name="P1" xml:id="id24" draw:id="id24" draw:layer="layout" svg:width="3.302cm" svg:height="1.016cm" svg:x="15.494cm" svg:y="15.24cm">
          <text:p text:style-name="P1">Spell Att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3.302cm" svg:height="1.016cm" svg:x="15.494cm" svg:y="16.51cm">
          <text:p text:style-name="P1">Spell Save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3.302cm" svg:height="1.016cm" svg:x="15.494cm" svg:y="17.78cm">
          <text:p text:style-name="P1">Spell Slo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3.302cm" svg:height="1.016cm" svg:x="15.494cm" svg:y="19.05cm">
          <text:p text:style-name="P1">Prepar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446cm" svg:y1="19.05cm" svg:x2="15.494cm" svg:y2="15.748cm" draw:start-shape="id17" draw:start-glue-point="1" draw:end-shape="id24" draw:end-glue-point="3" svg:d="M12446 19050h1524v-3302h1524" svg:viewBox="0 0 3049 3303">
          <text:p/>
        </draw:connector>
        <draw:connector draw:style-name="gr2" draw:text-style-name="P2" draw:layer="layout" svg:x1="12.446cm" svg:y1="19.05cm" svg:x2="15.494cm" svg:y2="17.018cm" draw:start-shape="id17" draw:start-glue-point="1" draw:end-shape="id25" draw:end-glue-point="3" svg:d="M12446 19050h1524v-2032h1524" svg:viewBox="0 0 3049 2033">
          <text:p/>
        </draw:connector>
        <draw:connector draw:style-name="gr2" draw:text-style-name="P2" draw:layer="layout" svg:x1="12.446cm" svg:y1="19.05cm" svg:x2="15.494cm" svg:y2="18.288cm" draw:start-shape="id17" draw:start-glue-point="1" draw:end-shape="id26" draw:end-glue-point="3" svg:d="M12446 19050h1524v-762h1524" svg:viewBox="0 0 3049 763">
          <text:p/>
        </draw:connector>
        <draw:connector draw:style-name="gr2" draw:text-style-name="P2" draw:layer="layout" svg:x1="12.446cm" svg:y1="19.05cm" svg:x2="15.494cm" svg:y2="19.558cm" draw:start-shape="id17" draw:start-glue-point="1" draw:end-shape="id27" draw:end-glue-point="3" svg:d="M12446 19050h1524v508h1524" svg:viewBox="0 0 3049 509">
          <text:p/>
        </draw:connector>
        <draw:custom-shape draw:style-name="gr1" draw:text-style-name="P1" xml:id="id28" draw:id="id28" draw:layer="layout" svg:width="3.302cm" svg:height="1.016cm" svg:x="23.114cm" svg:y="4.318cm">
          <text:p text:style-name="P1">Spe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558cm" svg:y1="2.339cm" svg:x2="23.114cm" svg:y2="4.826cm" draw:start-shape="id20" draw:start-glue-point="1" draw:end-shape="id28" svg:d="M19558 2339h1778v2487h1778" svg:viewBox="0 0 3557 2488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3:45:12.831285856</meta:creation-date>
    <dc:date>2015-01-14T14:34:50.971314942</dc:date>
    <meta:editing-duration>PT3M37S</meta:editing-duration>
    <meta:editing-cycles>1</meta:editing-cycles>
    <meta:document-statistic meta:object-count="78"/>
    <meta:generator>LibreOffice/4.2.7.2$Linux_x86 LibreOffice_project/420m0$Build-2</meta:generator>
  </office:meta>
</office:document-meta>
</file>